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4925in" fo:margin-right="0in" fo:text-align="justify" style:justify-single-word="false" fo:text-indent="0in" style:auto-text-indent="false"/>
    </style:style>
    <style:style style:name="P2" style:family="paragraph" style:parent-style-name="Text_20_body">
      <style:paragraph-properties fo:text-align="center" style:justify-single-word="false"/>
      <style:text-properties fo:font-style="italic" style:font-style-asian="italic" style:font-style-complex="italic"/>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list-style-name="L1">
      <style:paragraph-properties fo:text-align="justify" style:justify-single-word="false"/>
      <style:text-properties fo:language="en" fo:country="US"/>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1">
      <style:paragraph-properties fo:text-align="justify" style:justify-single-word="false"/>
      <style:text-properties style:font-name="Courier New" fo:font-size="10pt" fo:language="en" fo:country="US" fo:font-style="normal" fo:font-weight="bold" fo:background-color="#dddddd" style:font-size-asian="10pt" style:font-style-asian="normal" style:font-weight-asian="bold" style:font-size-complex="10pt" style:font-style-complex="normal" style:font-weight-complex="bold"/>
    </style:style>
    <style:style style:name="P7" style:family="paragraph" style:parent-style-name="Standard" style:list-style-name="L1">
      <style:paragraph-properties fo:text-align="justify" style:justify-single-word="false"/>
      <style:text-properties style:font-name="Courier New" fo:font-size="10pt" fo:language="en" fo:country="US" fo:font-weight="bold" style:font-size-asian="10pt" style:font-weight-asian="bold" style:font-size-complex="10pt" style:font-weight-complex="bold"/>
    </style:style>
    <style:style style:name="P8" style:family="paragraph" style:parent-style-name="Standard" style:list-style-name="L1">
      <style:paragraph-properties fo:text-align="justify" style:justify-single-word="false"/>
      <style:text-properties style:font-name="Times New Roman1" fo:language="en" fo:country="US"/>
    </style:style>
    <style:style style:name="P9" style:family="paragraph" style:parent-style-name="Heading_20_1">
      <style:paragraph-properties fo:text-align="center" style:justify-single-word="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style:font-name="Courier New" fo:font-size="10pt" fo:language="en" fo:country="US" fo:font-weight="bold" style:font-size-asian="10pt" style:font-weight-asian="bold" style:font-size-complex="10pt" style:font-weight-complex="bold"/>
    </style:style>
    <style:style style:name="T4" style:family="text">
      <style:text-properties style:font-name="Times New Roman1"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RFTEST 18/06/24</text:h>
      <text:p text:style-name="P2"/>
      <text:p text:style-name="P2">Quick instructions for a CC1350 test involving LAUNCHPAD and SENSORTAG</text:p>
      <text:p text:style-name="P3"/>
      <text:p text:style-name="P3">Read the full document for a comprehensive review of the commands.</text:p>
      <text:p text:style-name="P3">Do this:</text:p>
      <text:list xml:id="list6870881826859910184" text:style-name="L1">
        <text:list-item>
          <text:p text:style-name="P5"><text:span text:style-name="T1">Compile the program for the LAUNCHPAD. In </text:span><text:span text:style-name="T2">PIP</text:span><text:span text:style-name="T1">, make sure to select </text:span><text:span text:style-name="T2">CC13XX → CC1350_LAUNCHXL</text:span><text:span text:style-name="T1"> from </text:span><text:span text:style-name="T2">Configuration → Arch + Board …</text:span><text:span text:style-name="T1">, then do </text:span><text:span text:style-name="T2">Build</text:span><text:span text:style-name="T1">, as usual.</text:span></text:p>
        </text:list-item>
        <text:list-item>
          <text:p text:style-name="P5"><text:span text:style-name="T1">Customize the image. Do </text:span><text:span text:style-name="T2">Execute → Customize image</text:span><text:span text:style-name="T1"> … In <text:s/>the </text:span><text:span text:style-name="T2">Type</text:span><text:span text:style-name="T1"> selection, choose </text:span><text:span text:style-name="T2">IHEX</text:span><text:span text:style-name="T1">, set </text:span><text:span text:style-name="T2">NetId</text:span><text:span text:style-name="T1"> to 8700, set </text:span><text:span text:style-name="T2">From</text:span><text:span text:style-name="T1"> to some initial node Id, e.g., 10, and How many to the number of LAUNCHPAD nodes that you want to flash. Click </text:span><text:span text:style-name="T2">Generate</text:span><text:span text:style-name="T1"> to create the images.</text:span></text:p>
        </text:list-item>
        <text:list-item>
          <text:p text:style-name="P5"><text:span text:style-name="T1">Configure the flash loader. I am assuming you have installed </text:span><text:span text:style-name="T2">Flash Programmer 2</text:span><text:span text:style-name="T1"> from Texas Instruments. In </text:span><text:span text:style-name="T2">Configuration → Loaders …</text:span><text:span text:style-name="T1"> select </text:span><text:span text:style-name="T2">Use</text:span><text:span text:style-name="T1"> at </text:span><text:span text:style-name="T2">Command line</text:span><text:span text:style-name="T1"> and </text:span><text:span text:style-name="T2">Select</text:span><text:span text:style-name="T1"> the loader program. For that, browse to </text:span><text:span text:style-name="T2">srfprog.exe</text:span><text:span text:style-name="T1"> in the bin folder of your </text:span><text:span text:style-name="T2">Flash Programmer 2</text:span><text:span text:style-name="T1"> installation folder. Note that the default (my) setting for the project may be different from yours. Make sure that the </text:span><text:span text:style-name="T2">Arguments</text:span><text:span text:style-name="T1"> line looks like this: </text:span></text:p>
          <text:list>
            <text:list-header>
              <text:p text:style-name="P6">-t lsidx(0) -e pif -p -f %f.hex</text:p>
            </text:list-header>
          </text:list>
        </text:list-item>
        <text:list-item>
          <text:p text:style-name="P5"><text:span text:style-name="T1">Flash the images into the LAUNCHPAD devices. For each device, in turn, plug it to the computer via a USB cable. </text:span><text:span text:style-name="T2">Click Execute → Upload image …</text:span><text:span text:style-name="T1"> and select the corresponding customized image for the device, such that different devices are assigned different Id's. Then click </text:span><text:span text:style-name="T2">Go ahead</text:span><text:span text:style-name="T1">. The flasher occasionally hangs. Should that happen, </text:span><text:span text:style-name="T2">Abort</text:span><text:span text:style-name="T1"> it (from the </text:span><text:span text:style-name="T2">Execute</text:span><text:span text:style-name="T1"> menu) and try again. When the operation succeeds and the device resets, it will blink both LEDs once, and then quickly blink the red LED 8 times. Then the green LED should blink once every 4 seconds indicating that the device is up and running with the radio in the default off state.</text:span></text:p>
        </text:list-item>
        <text:list-item>
          <text:p text:style-name="P4">Do the same for the SENSORTAG devices. Compile the same application for CC1350_SENSORTAG, customize it in exactly the same way as before (selecting a different initial node Id, e.g., 20), and flash those devices using the same loader configuration. The (single) LED on each device should blink 5 times after reset (the different number of blinks indicates that the SENSORTAG device is configured without UART). Then, the LED should briefly blink once every four seconds to indicate that the node is operational with the radio off.</text:p>
        </text:list-item>
        <text:list-item>
          <text:p text:style-name="P5"><text:span text:style-name="T1">Connect at least one of the flashed LAUNCHPAD devices to the computer (via a USB cable), so you can access the UART. When you plug in a LAUNCHPAD device and then invoke </text:span><text:span text:style-name="T2">piter</text:span><text:span text:style-name="T1">, you will see two COM ports. One of them is the UART port (the other is for JTAG access). The best way to see which is which is to to see </text:span><text:span text:style-name="T2">Ports</text:span><text:span text:style-name="T1"> in </text:span><text:span text:style-name="T2">Device Manager</text:span><text:span text:style-name="T1"> (they are clearly marked in there). Connect </text:span><text:span text:style-name="T2">Direct</text:span><text:span text:style-name="T1">, at 9600. When connected properly, and the device resets (for which you can use the button on the programmer's side), you will see the standard PicOS banner, plus a message looking like this:</text:span></text:p>
          <text:list>
            <text:list-header>
              <text:p text:style-name="P7">Node: 10, NetId: F610, Rate: 3, Channel: 0, XPower: 7, Powerdown, Passive</text:p>
              <text:p text:style-name="P7">Ready 10:</text:p>
            </text:list-header>
          </text:list>
        </text:list-item>
      </text:list>
      <text:p text:style-name="P3"><text:tab/>The number (10) is the Node Id.</text:p>
      <text:list xml:id="list41764710" text:continue-numbering="true" text:style-name="L1">
        <text:list-item>
          <text:p text:style-name="P5"><text:span text:style-name="T1">Power up the remaining nodes you want to play with. They all start in the “radio off” state and blink LEDs on startup (as described above). For a trivial experiment, let us assume one LAUNCHPAD (connected to </text:span><text:span text:style-name="T2">piter</text:span><text:span text:style-name="T1">) + one SENSORTAG.</text:span></text:p>
        </text:list-item>
        <text:list-item>
          <text:p text:style-name="P5"><text:soft-page-break/><text:span text:style-name="T1">In the </text:span><text:span text:style-name="T2">piter</text:span><text:span text:style-name="T1"> window (connected to the LAUNCHPAD) enter these commands in sequence (see the full document for their interpretation):</text:span></text:p>
          <text:list>
            <text:list-header>
              <text:p text:style-name="P5"><text:span text:style-name="T3">v 3</text:span><text:span text:style-name="T1"><text:tab/><text:tab/><text:tab/><text:tab/>[ verbose, i.e., show transmitted and received packets ] </text:span></text:p>
              <text:p text:style-name="P5"><text:span text:style-name="T3">s</text:span><text:span text:style-name="T1"><text:tab/><text:tab/><text:tab/><text:tab/>[ start sender ]</text:span></text:p>
              <text:p text:style-name="P5"><text:span text:style-name="T3">g</text:span><text:span text:style-name="T1"><text:tab/><text:tab/><text:tab/><text:tab/>[ start receiver ]</text:span></text:p>
            </text:list-header>
          </text:list>
        </text:list-item>
      </text:list>
      <text:p text:style-name="P1"><text:span text:style-name="T1">As soon as you start the sender, you should be seeing outgoing packets in the </text:span><text:span text:style-name="T2">piter</text:span><text:span text:style-name="T1"> window, the message looking like (→ N: number, etc.).</text:span></text:p>
      <text:list xml:id="list41781541" text:continue-numbering="true" text:style-name="L1">
        <text:list-item>
          <text:p text:style-name="P5"><text:span text:style-name="T1">Turn the radio on on the SENSORTAG. For that, press button number 0, the one on the opposite side of the connector. The LED on the SENSORTAG will blink quickly 4 times, and then it will be blinking on every packet reception (the node should immediately start receiving packets from the LAUNCHPAD). You will also see the packets received by the LAUNCHPAD in the </text:span><text:span text:style-name="T2">piter</text:span><text:span text:style-name="T1"> window.</text:span></text:p>
        </text:list-item>
        <text:list-item>
          <text:p text:style-name="P5"><text:span text:style-name="T1">When you get bored, you can turn off the SENSORTAG. To turn off the radio, press the button (the same button) briefly. This reverts the device to the initial “radio off” state. The LED will blink briefly once every 4 seconds. The current drain in this state is about 10 </text:span><text:span text:style-name="T4">μA, so there should be no need to remove the battery/batteries.</text:span></text:p>
        </text:list-item>
        <text:list-item>
          <text:p text:style-name="P8">To reduce the current drain even further, you can shutdown the SENSORTAG (deep power-down). For that, push the button and hold it for 5+ seconds, until the LED begins to blink rapidly; then release the button. Note that, while you are holding the button, the LED may still blink once normally (as it does every 4 seconds); don't release the button then, but wait for the series of quick blinks. The device shuts down (no more blinks). The current drain is about 4 μA. Normally, the device would drain less than 1 μA, but the SENSORTAG has a voltage regulator. To wake up the device from shutdown, just press (briefly) the same button. The device will behave, basically, as after reset, i.e., it will become active in the “radio off” state. </text:p>
          <text:p text:style-name="P8">The same mechanism works on the LAUNCHPAD, which means that you can also start and stop the radio on that device (as an alternative to the UART commands) by pushing button 0 (the one on the side of the USB socket). You can also shut the device down in the same way. In the standard power-down mode (with the radio turned off, but not in shutdown), LAUNCHPAD drains somewhat more current than SENSORTAG, because its low-power state is shallower (as needed by the UART). The low-power states on CC1350 are way more complicated than on MSP4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19-01-11T21:56:30.82</dc:date>
    <meta:editing-duration>P2DT11H52M13S</meta:editing-duration>
    <meta:editing-cycles>125</meta:editing-cycles>
    <meta:generator>OpenOffice/4.1.5$Win32 OpenOffice.org_project/415m1$Build-9789</meta:generator>
    <dc:creator>Pawel Gburzynski</dc:creator>
    <meta:document-statistic meta:table-count="0" meta:image-count="0" meta:object-count="0" meta:page-count="2" meta:paragraph-count="24" meta:word-count="978" meta:character-count="5508"/>
    <meta:user-defined meta:name="Info 1"/>
    <meta:user-defined meta:name="Info 2"/>
    <meta:user-defined meta:name="Info 3"/>
    <meta:user-defined meta:name="Info 4"/>
  </office:meta>
</office:document-meta>
</file>